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Arial1"/>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text-properties style:font-name="Arial1"/>
    </style:style>
    <style:style style:name="P4" style:family="paragraph" style:parent-style-name="Text_20_body">
      <style:paragraph-properties fo:text-align="center" style:justify-single-word="false"/>
      <style:text-properties style:font-name="Arial1" officeooo:rsid="0008ab6d" officeooo:paragraph-rsid="0008ab6d"/>
    </style:style>
    <style:style style:name="P5" style:family="paragraph" style:parent-style-name="Text_20_body">
      <style:paragraph-properties fo:text-align="center" style:justify-single-word="false"/>
      <style:text-properties style:font-name="Arial1" fo:font-size="16pt" fo:font-weight="bold" officeooo:rsid="0008ab6d" officeooo:paragraph-rsid="0008ab6d"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Arial1" fo:font-size="12pt" fo:font-weight="normal" officeooo:rsid="0008ab6d" officeooo:paragraph-rsid="0008ab6d" style:font-size-asian="12pt" style:font-weight-asian="normal" style:font-size-complex="12pt" style:font-weight-complex="normal"/>
    </style:style>
    <style:style style:name="P7" style:family="paragraph" style:parent-style-name="Heading_20_1">
      <style:paragraph-properties fo:break-before="page"/>
      <style:text-properties officeooo:paragraph-rsid="0008ab6d"/>
    </style:style>
    <style:style style:name="P8" style:family="paragraph" style:parent-style-name="Text_20_body">
      <style:paragraph-properties fo:text-align="justify" style:justify-single-word="false"/>
      <style:text-properties officeooo:paragraph-rsid="0008ab6d"/>
    </style:style>
    <style:style style:name="P9" style:family="paragraph" style:parent-style-name="Heading_20_1">
      <style:paragraph-properties fo:text-align="start" style:justify-single-word="false"/>
    </style:style>
    <style:style style:name="P10" style:family="paragraph" style:parent-style-name="Text_20_body">
      <style:paragraph-properties fo:text-align="start" style:justify-single-word="false"/>
      <style:text-properties officeooo:rsid="0008b6e6" officeooo:paragraph-rsid="0008b6e6"/>
    </style:style>
    <style:style style:name="P11" style:family="paragraph" style:parent-style-name="Text_20_body">
      <style:paragraph-properties fo:text-align="start" style:justify-single-word="false"/>
      <style:text-properties officeooo:paragraph-rsid="000bb0c9"/>
    </style:style>
    <style:style style:name="T1" style:family="text">
      <style:text-properties fo:font-size="18pt" fo:font-weight="bold" style:font-size-asian="18pt" style:font-weight-asian="bold" style:font-size-complex="18pt" style:font-weight-complex="bold"/>
    </style:style>
    <style:style style:name="T2" style:family="text">
      <style:text-properties officeooo:rsid="0008ab6d"/>
    </style:style>
    <style:style style:name="T3" style:family="text">
      <style:text-properties officeooo:rsid="000bb0c9"/>
    </style:style>
    <style:style style:name="T4" style:family="text">
      <style:text-properties officeooo:rsid="000c0434"/>
    </style:style>
    <style:style style:name="T5" style:family="text">
      <style:text-properties officeooo:rsid="0008b6e6"/>
    </style:style>
    <style:style style:name="T6" style:family="text">
      <style:text-properties officeooo:rsid="000c8d61"/>
    </style:style>
    <style:style style:name="T7" style:family="text">
      <style:text-properties officeooo:rsid="000e36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METODISTA DO ESTADO DE SÃO PAULO</text:p>
      <text:p text:style-name="P2"/>
      <text:p text:style-name="P2"/>
      <text:p text:style-name="P2"/>
      <text:p text:style-name="P2"/>
      <text:p text:style-name="P2"/>
      <text:p text:style-name="P3">Nome: Erick Barbara de Araujo RA: 336356</text:p>
      <text:p text:style-name="P3">Nome: Moara Marque Soares Neri Gois RA: 310656</text:p>
      <text:p text:style-name="P3">Nome: Thamara da Silva Sousa RA: 309814</text:p>
      <text:p text:style-name="P3">Nome: Vitor da Silva Bezerra RA: 336459</text:p>
      <text:p text:style-name="P3">Nome: Wallace Santos Ribeiro RA: 309767</text:p>
      <text:p text:style-name="P3"/>
      <text:p text:style-name="P3"/>
      <text:p text:style-name="P3"/>
      <text:p text:style-name="P3"/>
      <text:p text:style-name="P3"/>
      <text:p text:style-name="P4"><text:span text:style-name="T1">RESUMO DE PLANEJAMENTO ESTRATÉGICO DE TI</text:span> </text:p>
      <text:p text:style-name="Subtitle">PLANEJAMENTO E ORGANIZAÇÃO DE TI</text:p>
      <text:p text:style-name="P5"/>
      <text:p text:style-name="P5"/>
      <text:p text:style-name="P5"/>
      <text:p text:style-name="P5"/>
      <text:p text:style-name="P5"/>
      <text:p text:style-name="P5"/>
      <text:p text:style-name="P6">2025</text:p>
      <text:h text:style-name="P7" text:outline-level="1"><text:span text:style-name="T2">ATIVIDADE</text:span></text:h>
      <text:p text:style-name="P8">Em grupo, discutir o entendimento <text:span text:style-name="T2">e a </text:span>identifica<text:span text:style-name="T2">ção</text:span> <text:span text:style-name="T2">dos</text:span> principais pontos <text:span text:style-name="T2">da leitura do artigo</text:span>, <text:span text:style-name="T2">em seguida desenvolver</text:span> um resumo <text:span text:style-name="T2">para</text:span> disponibilizar no Moodle.</text:p>
      <text:p text:style-name="P8"/>
      <text:h text:style-name="P9" text:outline-level="1">RESUMO</text:h>
      <text:p text:style-name="P10"><text:tab/>Em muitas empresas, a gestão dos ativos de TI torna-se um desafio devido à falta de documentação adequada, à ausência de planejamento estruturado e ao baixo nível de controle. Esse cenário gera dificuldades recorrentes nos ambientes corporativos, comprometendo a eficiência e a tomada de decisões. <text:span text:style-name="T3">O planejamento estratégico </text:span><text:span text:style-name="T4">surge com</text:span><text:span text:style-name="T3"> ações </text:span><text:span text:style-name="T4">para</text:span><text:span text:style-name="T3"> agreg</text:span><text:span text:style-name="T4">ar</text:span><text:span text:style-name="T3"> melhoria aos processos administrativos, propondo correção para </text:span><text:span text:style-name="T4">determinada </text:span><text:span text:style-name="T3">problemática.</text:span></text:p>
      <text:p text:style-name="P11"><text:span text:style-name="T5"><text:tab/></text:span>De acordo com <text:span text:style-name="T4">a</text:span> pesquisa realizada pela <text:span text:style-name="T4">empresa norte-americana</text:span> Deloitte, aproximadamente 50% do orçamento de tecnologia no Brasil é destinado à manutenção dos serviços já existentes, enquanto apenas 23% é direcionado para iniciativas de crescimento dos negócios. Esse cenário evidencia a urgência de uma transformação estratégica em TI, voltada para a geração contínua de inovação nos diferentes setores corporativos. Considerando as demandas específicas de cada organização ou cliente, empresas de consultoria podem estruturar infraestruturas que atendam aos objetivos corporativos, promovendo um melhor equilíbrio no orçamento, a <text:span text:style-name="T6">aumento na produtividade</text:span>, a automação de atividades e a devida documentação dos ativos. Dessa forma, o planejamento estratégico em TI torna-se um instrumento essencial para sustentar o crescimento <text:span text:style-name="T4">do negócio.</text:span></text:p>
      <text:p text:style-name="P11"><text:tab/>Para a implementação eficaz do planejamento estratégico em TI, é fundamental compreender as necessidades do cliente e definir o direcionamento a ser seguido, de forma a alinhar os processos de melhoria. Esse percurso exige a análise detalhada do cenário e o conhecimento do ambiente interno onde as etapas de desenvolvimento serão aplicadas. A partir dessa base, as ações são definidas e acompanhadas por meio da verificação de desempenho, possibilitando a mensuração dos resultados obtidos. Por fim, o monitoramento contínuo garante que o planejamento permaneça em prática e em conformidade com as metodologias estabelecidas, assegurando consistência e evolução nos processos. </text:p>
      <text:p text:style-name="P11"><text:tab/>Conclui-se que o planejamento estratégico em TI é um fator decisivo para a eficiência e o crescimento sustentável das organizações. A ausência de documentação, planejamento e controle adequado compromete a gestão dos ativos e limita a capacidade de inovação. Nesse contexto, a adoção de práticas estratégicas permite não apenas equilibrar o orçamento entre manutenção e expansão, mas também promover automação, organização dos ativos e alinhamento dos processos às metas corporativas. <text:span text:style-name="T7">Fora</text:span>, o envolvimento do cliente, a análise do ambiente interno e o monitoramento contínuo das ações asseguram que os resultados sejam alcançados e mantidos ao longo do tempo. Assim, o planejamento estratégico em TI se consolida como um diferencial competitivo, capaz de transformar a tecnologia em um agente impulsionador do desenvolvimento organizacional. </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3T09:38:56.026716300</meta:creation-date>
    <dc:date>2025-09-03T12:23:06.365656300</dc:date>
    <meta:editing-duration>PT18M34S</meta:editing-duration>
    <meta:editing-cycles>3</meta:editing-cycles>
    <meta:generator>LibreOffice/25.2.5.2$Windows_X86_64 LibreOffice_project/03d19516eb2e1dd5d4ccd751a0d6f35f35e08022</meta:generator>
    <meta:document-statistic meta:table-count="0" meta:image-count="0" meta:object-count="0" meta:page-count="2" meta:paragraph-count="16" meta:word-count="479" meta:character-count="3306" meta:non-whitespace-character-count="2836"/>
  </office:meta>
</office:document-meta>
</file>